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7.59cm" fo:margin-left="0cm" table:align="left"/>
    </style:style>
    <style:style style:family="table-column" style:name="co1">
      <style:table-column-properties style:column-width="2.249cm"/>
    </style:style>
    <style:style style:family="table-column" style:name="co2">
      <style:table-column-properties style:column-width="6.751cm"/>
    </style:style>
    <style:style style:family="table-column" style:name="co3">
      <style:table-column-properties style:column-width="8.591cm"/>
    </style:style>
    <style:style style:family="table-row" style:name="ro1">
      <style:table-row-properties/>
    </style:style>
    <style:style style:family="table-cell" style:name="ce1">
      <style:table-cell-properties style:direction="ltr" fo:border-top="0.01764cm solid #000000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8">
      <style:text-properties fo:font-size="14pt"/>
      <style:paragraph-properties/>
    </style:style>
    <style:style style:family="text" style:name="T27">
      <style:text-properties fo:font-size="14pt" fo:language="ru" fo:country="RU"/>
    </style:style>
    <style:style style:family="text" style:name="T28">
      <style:text-properties fo:font-size="14pt"/>
    </style:style>
    <style:style style:family="text" style:name="T29">
      <style:text-properties fo:font-size="14pt"/>
    </style:style>
    <style:style style:family="table-cell" style:name="ce2">
      <style:table-cell-properties style:direction="ltr" fo:border-top="0.01764cm solid #000000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39">
      <style:text-properties fo:font-size="14pt"/>
      <style:paragraph-properties/>
    </style:style>
    <style:style style:family="text" style:name="T30">
      <style:text-properties fo:font-size="14pt"/>
    </style:style>
    <style:style style:family="text" style:name="T31">
      <style:text-properties fo:font-size="14pt"/>
    </style:style>
    <style:style style:family="table-cell" style:name="ce3">
      <style:table-cell-properties style:direction="ltr" fo:border="0.01764cm solid #000000" fo:padding-top="0.09702cm" fo:padding-bottom="0.09702cm" fo:padding-left="0.09702cm" fo:padding-right="0.09702cm" fo:wrap-option="wrap"/>
    </style:style>
    <style:style style:parent-style-name="661" style:family="paragraph" style:name="P40">
      <style:text-properties fo:font-size="14pt"/>
      <style:paragraph-properties/>
    </style:style>
    <style:style style:family="text" style:name="T32">
      <style:text-properties fo:font-size="14pt"/>
    </style:style>
    <style:style style:family="text" style:name="T33">
      <style:text-properties fo:font-size="14pt"/>
    </style:style>
    <style:style style:family="text" style:name="T34">
      <style:text-properties fo:font-size="14pt"/>
    </style:style>
    <style:style style:family="table-row" style:name="ro2">
      <style:table-row-properties/>
    </style:style>
    <style:style style:family="table-cell" style:name="ce4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1">
      <style:text-properties fo:font-size="14pt"/>
      <style:paragraph-properties/>
    </style:style>
    <style:style style:family="text" style:name="T35">
      <style:text-properties fo:font-size="14pt" fo:language="ru" fo:country="RU"/>
    </style:style>
    <style:style style:family="text" style:name="T36">
      <style:text-properties fo:font-size="14pt"/>
    </style:style>
    <style:style style:family="table-cell" style:name="ce5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42">
      <style:text-properties fo:font-size="14pt"/>
      <style:paragraph-properties/>
    </style:style>
    <style:style style:family="text" style:name="T37">
      <style:text-properties fo:font-size="14pt"/>
    </style:style>
    <style:style style:family="text" style:name="T38">
      <style:text-properties fo:font-size="14pt"/>
    </style:style>
    <style:style style:family="text" style:name="T39">
      <style:text-properties fo:font-size="14pt"/>
    </style:style>
    <style:style style:parent-style-name="661" style:family="paragraph" style:name="P43">
      <style:text-properties fo:font-size="14pt"/>
      <style:paragraph-properties/>
    </style:style>
    <style:style style:family="text" style:name="T40">
      <style:text-properties fo:font-size="14pt"/>
    </style:style>
    <style:style style:family="text" style:name="T41">
      <style:text-properties fo:font-size="14pt"/>
    </style:style>
    <style:style style:parent-style-name="661" style:family="paragraph" style:name="P44">
      <style:text-properties fo:font-size="14pt"/>
      <style:paragraph-properties/>
    </style:style>
    <style:style style:family="text" style:name="T42">
      <style:text-properties fo:font-size="14pt"/>
    </style:style>
    <style:style style:family="text" style:name="T43">
      <style:text-properties fo:font-size="14pt"/>
    </style:style>
    <style:style style:family="text" style:name="T44">
      <style:text-properties fo:font-size="14pt"/>
    </style:style>
    <style:style style:parent-style-name="661" style:family="paragraph" style:name="P45">
      <style:text-properties fo:font-size="14pt"/>
      <style:paragraph-properties/>
    </style:style>
    <style:style style:family="text" style:name="T45">
      <style:text-properties fo:font-size="14pt"/>
    </style:style>
    <style:style style:family="text" style:name="T46">
      <style:text-properties fo:font-size="14pt"/>
    </style:style>
    <style:style style:family="text" style:name="T47">
      <style:text-properties fo:font-size="14pt"/>
    </style:style>
    <style:style style:parent-style-name="661" style:family="paragraph" style:name="P46">
      <style:text-properties fo:font-size="14pt"/>
      <style:paragraph-properties/>
    </style:style>
    <style:style style:family="text" style:name="T48">
      <style:text-properties fo:font-size="14pt"/>
    </style:style>
    <style:style style:family="text" style:name="T49">
      <style:text-properties fo:font-size="14pt"/>
    </style:style>
    <style:style style:family="text" style:name="T50">
      <style:text-properties fo:font-size="14pt"/>
    </style:style>
    <style:style style:parent-style-name="661" style:family="paragraph" style:name="P47">
      <style:text-properties fo:font-size="14pt"/>
      <style:paragraph-properties/>
    </style:style>
    <style:style style:family="text" style:name="T51">
      <style:text-properties fo:font-size="14pt"/>
    </style:style>
    <style:style style:family="text" style:name="T52">
      <style:text-properties fo:font-size="14pt"/>
    </style:style>
    <style:style style:family="text" style:name="T53">
      <style:text-properties fo:font-size="14pt"/>
    </style:style>
    <style:style style:parent-style-name="661" style:family="paragraph" style:name="P48">
      <style:text-properties fo:font-size="14pt"/>
      <style:paragraph-properties/>
    </style:style>
    <style:style style:family="text" style:name="T54">
      <style:text-properties fo:font-size="14pt"/>
    </style:style>
    <style:style style:family="text" style:name="T55">
      <style:text-properties fo:font-size="14pt"/>
    </style:style>
    <style:style style:family="text" style:name="T56">
      <style:text-properties fo:font-size="14pt"/>
    </style:style>
    <style:style style:family="table-cell" style:name="ce6">
      <style:table-cell-properties style:direction="ltr" fo:border-top="none" fo:border-bottom="0.01764cm solid #000000" fo:border-left="0.01764cm solid #000000" fo:border-right="0.01764cm solid #000000" fo:padding-top="0.09702cm" fo:padding-bottom="0.09702cm" fo:padding-left="0.09702cm" fo:padding-right="0.09702cm" fo:wrap-option="wrap"/>
    </style:style>
    <style:style style:parent-style-name="661" style:family="paragraph" style:name="P49">
      <style:text-properties fo:font-size="14pt"/>
      <style:paragraph-properties/>
    </style:style>
    <style:style style:family="text" style:name="T57">
      <style:text-properties fo:font-size="14pt"/>
    </style:style>
    <style:style style:family="text" style:name="T58">
      <style:text-properties fo:font-size="14pt"/>
    </style:style>
    <style:style style:family="text" style:name="T59">
      <style:text-properties fo:font-size="14pt"/>
    </style:style>
    <style:style style:parent-style-name="661" style:family="paragraph" style:name="P50">
      <style:text-properties fo:font-size="14pt"/>
      <style:paragraph-properties/>
    </style:style>
    <style:style style:family="text" style:name="T60">
      <style:text-properties fo:font-size="14pt"/>
    </style:style>
    <style:style style:family="text" style:name="T61">
      <style:text-properties fo:font-size="14pt"/>
    </style:style>
    <style:style style:parent-style-name="661" style:family="paragraph" style:name="P51">
      <style:text-properties fo:font-size="14pt"/>
      <style:paragraph-properties/>
    </style:style>
    <style:style style:family="text" style:name="T62">
      <style:text-properties fo:font-size="14pt"/>
    </style:style>
    <style:style style:family="text" style:name="T63">
      <style:text-properties fo:font-size="14pt"/>
    </style:style>
    <style:style style:family="text" style:name="T64">
      <style:text-properties fo:font-size="14pt"/>
    </style:style>
    <style:style style:parent-style-name="661" style:family="paragraph" style:name="P52">
      <style:text-properties fo:font-size="14pt"/>
      <style:paragraph-properties/>
    </style:style>
    <style:style style:family="text" style:name="T65">
      <style:text-properties fo:font-size="14pt"/>
    </style:style>
    <style:style style:family="text" style:name="T66">
      <style:text-properties fo:font-size="14pt"/>
    </style:style>
    <style:style style:parent-style-name="661" style:family="paragraph" style:name="P53">
      <style:text-properties fo:font-size="14pt"/>
      <style:paragraph-properties/>
    </style:style>
    <style:style style:family="text" style:name="T67">
      <style:text-properties fo:font-size="14pt"/>
    </style:style>
    <style:style style:family="text" style:name="T68">
      <style:text-properties fo:font-size="14pt"/>
    </style:style>
    <style:style style:family="text" style:name="T69">
      <style:text-properties fo:font-size="14pt"/>
    </style:style>
    <style:style style:family="text" style:name="T70">
      <style:text-properties fo:font-size="14pt"/>
    </style:style>
    <style:style style:family="text" style:name="T71">
      <style:text-properties fo:font-size="14pt"/>
    </style:style>
    <style:style style:family="table-row" style:name="ro3">
      <style:table-row-properties/>
    </style:style>
    <style:style style:family="table-cell" style:name="ce7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4">
      <style:text-properties fo:font-size="14pt"/>
      <style:paragraph-properties/>
    </style:style>
    <style:style style:family="text" style:name="T72">
      <style:text-properties fo:font-size="14pt"/>
    </style:style>
    <style:style style:family="text" style:name="T73">
      <style:text-properties fo:font-size="14pt"/>
    </style:style>
    <style:style style:family="table-cell" style:name="ce8">
      <style:table-cell-properties style:direction="ltr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55">
      <style:text-properties fo:font-size="14pt"/>
      <style:paragraph-properties/>
    </style:style>
    <style:style style:family="text" style:name="T74">
      <style:text-properties fo:font-size="14pt"/>
    </style:style>
    <style:style style:family="text" style:name="T75">
      <style:text-properties fo:font-size="14pt"/>
    </style:style>
    <style:style style:family="text" style:name="T76">
      <style:text-properties fo:font-size="14pt"/>
    </style:style>
    <style:style style:parent-style-name="661" style:family="paragraph" style:name="P56">
      <style:text-properties fo:font-size="14pt"/>
      <style:paragraph-properties/>
    </style:style>
    <style:style style:family="text" style:name="T77">
      <style:text-properties fo:font-size="14pt"/>
    </style:style>
    <style:style style:family="text" style:name="T78">
      <style:text-properties fo:font-size="14pt"/>
    </style:style>
    <style:style style:parent-style-name="661" style:family="paragraph" style:name="P57">
      <style:text-properties fo:font-size="14pt"/>
      <style:paragraph-properties/>
    </style:style>
    <style:style style:family="text" style:name="T79">
      <style:text-properties fo:font-size="14pt"/>
    </style:style>
    <style:style style:family="text" style:name="T80">
      <style:text-properties fo:font-size="14pt"/>
    </style:style>
    <style:style style:parent-style-name="661" style:family="paragraph" style:name="P58">
      <style:text-properties fo:font-size="14pt"/>
      <style:paragraph-properties/>
    </style:style>
    <style:style style:family="text" style:name="T81">
      <style:text-properties fo:font-size="14pt"/>
    </style:style>
    <style:style style:family="text" style:name="T82">
      <style:text-properties fo:font-size="14pt"/>
    </style:style>
    <style:style style:family="text" style:name="T83">
      <style:text-properties fo:font-size="14pt"/>
    </style:style>
    <style:style style:family="table-cell" style:name="ce9">
      <style:table-cell-properties style:direction="ltr" fo:border-top="none" fo:border-bottom="0.01764cm solid #000000" fo:border-left="0.01764cm solid #000000" fo:border-right="0.01764cm solid #000000" fo:padding-top="0.09702cm" fo:padding-bottom="0.09702cm" fo:padding-left="0.09702cm" fo:padding-right="0.09702cm" fo:wrap-option="wrap"/>
    </style:style>
    <style:style style:parent-style-name="661" style:family="paragraph" style:name="P59">
      <style:text-properties fo:font-size="14pt"/>
      <style:paragraph-properties/>
    </style:style>
    <style:style style:family="text" style:name="T84">
      <style:text-properties fo:font-size="14pt"/>
    </style:style>
    <style:style style:family="text" style:name="T85">
      <style:text-properties fo:font-size="14pt"/>
    </style:style>
    <style:style style:family="text" style:name="T86">
      <style:text-properties fo:font-size="14pt"/>
    </style:style>
    <style:style style:parent-style-name="661" style:family="paragraph" style:name="P60">
      <style:text-properties fo:font-size="14pt"/>
      <style:paragraph-properties/>
    </style:style>
    <style:style style:family="text" style:name="T87">
      <style:text-properties fo:font-size="14pt"/>
    </style:style>
    <style:style style:family="text" style:name="T88">
      <style:text-properties fo:font-size="14pt"/>
    </style:style>
    <style:style style:parent-style-name="661" style:family="paragraph" style:name="P61">
      <style:text-properties fo:font-size="14pt"/>
      <style:paragraph-properties/>
    </style:style>
    <style:style style:family="text" style:name="T89">
      <style:text-properties fo:font-size="14pt"/>
    </style:style>
    <style:style style:family="text" style:name="T90">
      <style:text-properties fo:font-size="14pt"/>
    </style:style>
    <style:style style:parent-style-name="661" style:family="paragraph" style:name="P62">
      <style:text-properties fo:font-size="14pt"/>
      <style:paragraph-properties/>
    </style:style>
    <style:style style:family="text" style:name="T91">
      <style:text-properties fo:font-size="14pt"/>
    </style:style>
    <style:style style:family="text" style:name="T92">
      <style:text-properties fo:font-size="14pt"/>
    </style:style>
    <style:style style:family="text" style:name="T93">
      <style:text-properties fo:font-size="14pt"/>
    </style:style>
    <style:style style:parent-style-name="661" style:family="paragraph" style:name="P63">
      <style:text-properties fo:font-size="14pt"/>
      <style:paragraph-properties/>
    </style:style>
    <style:style style:family="text" style:name="T94">
      <style:text-properties fo:font-size="14pt"/>
    </style:style>
    <style:style style:family="text" style:name="T95">
      <style:text-properties fo:font-size="14pt"/>
    </style:style>
    <style:style style:parent-style-name="661" style:family="paragraph" style:name="P64">
      <style:text-properties fo:font-size="14pt"/>
      <style:paragraph-properties/>
    </style:style>
    <style:style style:family="text" style:name="T96">
      <style:text-properties fo:font-size="14pt"/>
    </style:style>
    <style:style style:family="text" style:name="T97">
      <style:text-properties fo:font-size="14pt"/>
    </style:style>
    <style:style style:family="text" style:name="T98">
      <style:text-properties fo:font-size="14pt"/>
    </style:style>
    <style:style style:family="text" style:name="T99">
      <style:text-properties fo:font-size="14pt"/>
    </style:style>
    <style:style style:parent-style-name="661" style:family="paragraph" style:name="P65">
      <style:text-properties fo:font-size="14pt"/>
      <style:paragraph-properties/>
    </style:style>
    <style:style style:family="text" style:name="T100">
      <style:text-properties fo:font-size="14pt"/>
    </style:style>
    <style:style style:family="text" style:name="T101">
      <style:text-properties fo:font-size="14pt"/>
    </style:style>
    <style:style style:family="text" style:name="T102">
      <style:text-properties fo:font-size="14pt"/>
    </style:style>
    <style:style style:family="table-row" style:name="ro4">
      <style:table-row-properties/>
    </style:style>
    <style:style style:family="table-cell" style:name="ce10">
      <style:table-cell-properties style:direction="ltr" fo:background-color="#ffffff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6">
      <style:text-properties fo:font-size="14pt"/>
      <style:paragraph-properties/>
    </style:style>
    <style:style style:family="text" style:name="T103">
      <style:text-properties fo:font-size="14pt"/>
    </style:style>
    <style:style style:family="text" style:name="T104">
      <style:text-properties fo:font-size="14pt"/>
    </style:style>
    <style:style style:family="text" style:name="T105">
      <style:text-properties fo:font-size="14pt"/>
    </style:style>
    <style:style style:family="text" style:name="T106">
      <style:text-properties fo:font-size="14pt"/>
    </style:style>
    <style:style style:family="table-cell" style:name="ce11">
      <style:table-cell-properties style:direction="ltr" fo:background-color="#ffffff" fo:border-top="none" fo:border-bottom="0.01764cm solid #000000" fo:border-left="0.01764cm solid #000000" fo:border-right="none" fo:padding-top="0.09702cm" fo:padding-bottom="0.09702cm" fo:padding-left="0.09702cm" fo:padding-right="0.09702cm" fo:wrap-option="wrap"/>
    </style:style>
    <style:style style:parent-style-name="661" style:family="paragraph" style:name="P67">
      <style:text-properties fo:font-size="14pt"/>
      <style:paragraph-properties/>
    </style:style>
    <style:style style:family="text" style:name="T107">
      <style:text-properties fo:font-size="14pt"/>
    </style:style>
    <style:style style:family="text" style:name="T108">
      <style:text-properties fo:font-size="14pt"/>
    </style:style>
    <style:style style:family="text" style:name="T109">
      <style:text-properties fo:font-size="14pt"/>
    </style:style>
    <style:style style:family="text" style:name="T110">
      <style:text-properties fo:font-size="14pt"/>
    </style:style>
    <style:style style:family="text" style:name="T111">
      <style:text-properties fo:font-size="14pt"/>
    </style:style>
    <style:style style:family="table-cell" style:name="ce12">
      <style:table-cell-properties style:direction="ltr" fo:background-color="#ffffff" fo:border-top="none" fo:border-bottom="0.01764cm solid #000000" fo:border-left="0.01764cm solid #000000" fo:border-right="0.01764cm solid #000000" fo:padding-top="0.09702cm" fo:padding-bottom="0.09702cm" fo:padding-left="0.09702cm" fo:padding-right="0.09702cm" fo:wrap-option="wrap"/>
    </style:style>
    <style:style style:parent-style-name="661" style:family="paragraph" style:name="P68">
      <style:text-properties fo:font-size="14pt"/>
      <style:paragraph-properties/>
    </style:style>
    <style:style style:family="text" style:name="T112">
      <style:text-properties fo:font-size="14pt"/>
    </style:style>
    <style:style style:family="text" style:name="T113">
      <style:text-properties fo:font-size="14pt"/>
    </style:style>
    <style:style style:family="text" style:name="T114">
      <style:text-properties fo:font-size="14pt"/>
    </style:style>
    <style:style style:parent-style-name="661" style:family="paragraph" style:name="P69">
      <style:text-properties fo:font-size="14pt"/>
      <style:paragraph-properties/>
    </style:style>
    <style:style style:family="text" style:name="T115">
      <style:text-properties fo:font-size="14pt"/>
    </style:style>
    <style:style style:family="text" style:name="T116">
      <style:text-properties fo:font-size="14pt"/>
    </style:style>
    <style:style style:family="text" style:name="T117">
      <style:text-properties fo:font-size="14pt"/>
    </style:style>
    <style:style style:parent-style-name="661" style:family="paragraph" style:name="P70">
      <style:text-properties fo:font-size="14pt"/>
      <style:paragraph-properties/>
    </style:style>
    <style:style style:family="text" style:name="T118">
      <style:text-properties fo:font-size="14pt"/>
    </style:style>
    <style:style style:family="text" style:name="T119">
      <style:text-properties fo:font-size="14pt"/>
    </style:style>
    <style:style style:parent-style-name="661" style:family="paragraph" style:name="P71">
      <style:text-properties fo:font-size="14pt"/>
      <style:paragraph-properties/>
    </style:style>
    <style:style style:family="text" style:name="T120">
      <style:text-properties fo:font-size="14pt"/>
    </style:style>
    <style:style style:family="text" style:name="T121">
      <style:text-properties fo:font-size="14pt"/>
    </style:style>
    <style:style style:family="text" style:name="T122">
      <style:text-properties fo:font-size="14pt"/>
    </style:style>
    <style:style style:family="text" style:name="T123">
      <style:text-properties fo:font-size="14pt"/>
    </style:style>
    <style:style style:parent-style-name="661" style:family="paragraph" style:name="P72">
      <style:text-properties fo:font-size="14pt"/>
      <style:paragraph-properties/>
    </style:style>
    <style:style style:family="text" style:name="T124">
      <style:text-properties fo:font-size="14pt"/>
    </style:style>
    <style:style style:family="text" style:name="T125">
      <style:text-properties fo:font-size="14pt"/>
    </style:style>
    <style:style style:parent-style-name="661" style:family="paragraph" style:name="P73">
      <style:text-properties fo:font-size="14pt"/>
      <style:paragraph-properties/>
    </style:style>
    <style:style style:family="text" style:name="T126">
      <style:text-properties fo:font-size="14pt"/>
    </style:style>
    <style:style style:family="text" style:name="T127">
      <style:text-properties fo:font-size="14pt"/>
    </style:style>
    <style:style style:family="text" style:name="T128">
      <style:text-properties fo:font-size="14pt"/>
    </style:style>
    <style:style style:parent-style-name="661" style:family="paragraph" style:name="P74">
      <style:text-properties fo:font-size="14pt"/>
      <style:paragraph-properties/>
    </style:style>
    <style:style style:family="text" style:name="T129">
      <style:text-properties fo:font-size="14pt"/>
    </style:style>
    <style:style style:family="text" style:name="T130">
      <style:text-properties fo:font-size="14pt"/>
    </style:style>
    <style:style style:family="text" style:name="T131">
      <style:text-properties fo:font-size="14pt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38"><text:span text:style-name="T27">Запрос</text:span><text:span text:style-name="T28"/><text:span text:style-name="T29"/></text:p>
          </table:table-cell>
          <table:table-cell table:style-name="ce2">
            <text:p text:style-name="P39"><text:span text:style-name="T30">Neo4j</text:span><text:span text:style-name="T31"/></text:p>
          </table:table-cell>
          <table:table-cell table:style-name="ce3">
            <text:p text:style-name="P40"><text:span text:style-name="T32">Prolog</text:span><text:span text:style-name="T33"/><text:span text:style-name="T34"/></text:p>
          </table:table-cell>
        </table:table-row>
        <table:table-row table:style-name="ro2">
          <table:table-cell table:style-name="ce4">
            <text:p text:style-name="P41"><text:span text:style-name="T35">Найти тёщу «B»</text:span><text:span text:style-name="T36"/></text:p>
          </table:table-cell>
          <table:table-cell table:style-name="ce5">
            <text:p text:style-name="P42"><text:span text:style-name="T37"/><text:span text:style-name="T38">MATCH (p:Person)-[:PARENT]-&gt;()&lt;-[:PARENT]-(wife:Person)&lt;-[:PARENT]-(tesha:Person) </text:span><text:span text:style-name="T39"/></text:p>
            <text:p text:style-name="P43"><text:span text:style-name="T40">WHERE p.name = 'B' AND p.gender = 'Male' AND wife.gender = 'Female' AND tesha.gender = 'Female' </text:span><text:span text:style-name="T41"/></text:p>
            <text:p text:style-name="P44"><text:span text:style-name="T42">RETURN tesha.name;</text:span><text:span text:style-name="T43"/><text:span text:style-name="T44"/></text:p>
            <text:p text:style-name="P45"><text:span text:style-name="T45"/><text:span text:style-name="T46"/><text:span text:style-name="T47"/></text:p>
            <text:p text:style-name="P46"><text:span text:style-name="T48"/><text:span text:style-name="T49"/><text:span text:style-name="T50"/></text:p>
            <text:p text:style-name="P47"><text:span text:style-name="T51"/><text:span text:style-name="T52"/><text:span text:style-name="T53"/></text:p>
            <text:p text:style-name="P48"><text:span text:style-name="T54"/><text:span text:style-name="T55"/><text:span text:style-name="T56"/></text:p>
          </table:table-cell>
          <table:table-cell table:style-name="ce6">
            <text:p text:style-name="P49"><text:span text:style-name="T57"><text:s/></text:span><text:span text:style-name="T58">tesha(Name, TeshaName):- </text:span><text:span text:style-name="T59"/></text:p>
            <text:p text:style-name="P50"><text:span text:style-name="T60">parent(ChildName, Name), gender(Name, "Male"), parent(ChildName, WifeName), gender(WifeName, "Female"), </text:span><text:span text:style-name="T61"/></text:p>
            <text:p text:style-name="P51"><text:span text:style-name="T62">parent(WifeName, TeshaName), gender(TeshaName, "Female").</text:span><text:span text:style-name="T63"/><text:span text:style-name="T64"/></text:p>
            <text:p text:style-name="P52"><text:span text:style-name="T65"/><text:span text:style-name="T66"/></text:p>
            <text:p text:style-name="P53"><text:span text:style-name="T67"/><text:span text:style-name="T68">tesha("B", TeshaName).</text:span><text:span text:style-name="T69"/><text:span text:style-name="T70"/><text:span text:style-name="T71"/></text:p>
          </table:table-cell>
        </table:table-row>
        <table:table-row table:style-name="ro3">
          <table:table-cell table:style-name="ce7">
            <text:p text:style-name="P54"><text:span text:style-name="T72">Найти братьев и сестёр “B1”</text:span><text:span text:style-name="T73"/></text:p>
          </table:table-cell>
          <table:table-cell table:style-name="ce8">
            <text:p text:style-name="P55"><text:span text:style-name="T74"/><text:span text:style-name="T75">MATCH (father:Person)-[:PARENT]-&gt;(p:Person)&lt;-[:PARENT]-(mother:Person), (father:Person)-[:PARENT]-&gt;(sibling:Person)&lt;-[:PARENT]-(mother:Person) </text:span><text:span text:style-name="T76"/></text:p>
            <text:p text:style-name="P56"><text:span text:style-name="T77">WHERE p.name = 'B1' AND mother.gender = 'Female' AND father.gender = 'Male' </text:span><text:span text:style-name="T78"/></text:p>
            <text:p text:style-name="P57"><text:span text:style-name="T79">RETURN sibling.name;</text:span><text:span text:style-name="T80"/><text:span/></text:p>
            <text:p text:style-name="P58"><text:span text:style-name="T81"/><text:span text:style-name="T82"/><text:span text:style-name="T83"/></text:p>
          </table:table-cell>
          <table:table-cell table:style-name="ce9">
            <text:p text:style-name="P59"><text:span text:style-name="T84"/><text:span text:style-name="T85">sibling(Name, SiblingName):- </text:span><text:span text:style-name="T86"/></text:p>
            <text:p text:style-name="P60"><text:span text:style-name="T87">parent(Name, FatherName), gender(FatherName, "Male"), parent(Name, MotherName), gender(MotherName, "Female"), </text:span><text:span text:style-name="T88"/></text:p>
            <text:p text:style-name="P61"><text:span text:style-name="T89">parent(SiblingName, FatherName), </text:span><text:span text:style-name="T90"/></text:p>
            <text:p text:style-name="P62"><text:span text:style-name="T91">parent(SiblingName, MotherName), not(Name=SiblingName).</text:span><text:span text:style-name="T92"/><text:span text:style-name="T93"/></text:p>
            <text:p text:style-name="P63"><text:span text:style-name="T94"/><text:span text:style-name="T95"/></text:p>
            <text:p text:style-name="P64"><text:span text:style-name="T96"/><text:span text:style-name="T97">sibling("B1", SiblingName).</text:span><text:span text:style-name="T98"/><text:span text:style-name="T99"/></text:p>
            <text:p text:style-name="P65"><text:span text:style-name="T100"/><text:span text:style-name="T101"/><text:span text:style-name="T102"/></text:p>
          </table:table-cell>
        </table:table-row>
        <table:table-row table:style-name="ro4">
          <table:table-cell table:style-name="ce10">
            <text:p text:style-name="P66"><text:span text:style-name="T103"/><text:span text:style-name="T104">Найти братa “C”</text:span><text:span text:style-name="T105"/><text:span text:style-name="T106"/></text:p>
          </table:table-cell>
          <table:table-cell table:style-name="ce11">
            <text:p text:style-name="P67"><text:span text:style-name="T107"/><text:span text:style-name="T108">MATCH (father:Person)-[:PARENT]-&gt;(p:Person)&lt;-[:PARENT]-(mother:Person), (father:Person)-[:PARENT]-&gt;(brother:Person)&lt;-[:PARENT]-(mother:Person) WHERE p.name = 'C' AND mother.gender = 'Female' AND father.gender = 'Male' AND brother.gender = 'Male' RETURN brot</text:span><text:span text:style-name="T109">her.name;</text:span><text:span text:style-name="T110"/><text:span text:style-name="T111"/></text:p>
          </table:table-cell>
          <table:table-cell table:style-name="ce12">
            <text:p text:style-name="P68"><text:span text:style-name="T112"/><text:span text:style-name="T113">brother(Name, BrotherName):- </text:span><text:span text:style-name="T114"/></text:p>
            <text:p text:style-name="P69"><text:span text:style-name="T115">sibling(Name, BrotherName), gender(BrotherName, "Male").</text:span><text:span text:style-name="T116"/><text:span text:style-name="T117"/></text:p>
            <text:p text:style-name="P70"><text:span text:style-name="T118"/><text:span text:style-name="T119"/></text:p>
            <text:p text:style-name="P71"><text:span text:style-name="T120"/><text:span text:style-name="T121">brother("C1", BrotherName).</text:span><text:span text:style-name="T122"/><text:span text:style-name="T123"/></text:p>
            <text:p text:style-name="P72"><text:span text:style-name="T124"/><text:span text:style-name="T125"/></text:p>
            <text:p text:style-name="P73"><text:span text:style-name="T126"/><text:span text:style-name="T127"/><text:span text:style-name="T128"/></text:p>
          </table:table-cell>
        </table:table-row>
      </table:table>
      <text:p text:style-name="P74"><text:span text:style-name="T129"/><text:span text:style-name="T130"/><text:span text:style-name="T1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0">
      <style:text-properties fo:font-size="10pt"/>
    </style:style>
    <style:style style:display-name="DStyle_text" style:family="text" style:name="601"/>
    <style:style style:parent-style-name="600" style:display-name="Normal" style:family="paragraph" style:name="602"/>
    <style:style style:parent-style-name="602" style:display-name="Heading 1" style:family="paragraph" style:name="603">
      <style:text-properties fo:font-family="Arial" style:font-family-complex="Arial" fo:font-size="20pt"/>
      <style:paragraph-properties fo:margin-top="24pt" fo:margin-bottom="10pt"/>
    </style:style>
    <style:style style:parent-style-name="600" style:display-name="Heading 1 Char" style:family="text" style:name="604">
      <style:text-properties fo:font-family="Arial" style:font-family-complex="Arial" fo:font-size="20pt"/>
    </style:style>
    <style:style style:parent-style-name="602" style:display-name="Heading 2" style:family="paragraph" style:name="605">
      <style:text-properties fo:font-family="Arial" style:font-family-complex="Arial" fo:font-size="17pt"/>
      <style:paragraph-properties fo:margin-top="18pt" fo:margin-bottom="10pt"/>
    </style:style>
    <style:style style:parent-style-name="600" style:display-name="Heading 2 Char" style:family="text" style:name="606">
      <style:text-properties fo:font-family="Arial" style:font-family-complex="Arial" fo:font-size="17pt"/>
    </style:style>
    <style:style style:parent-style-name="602" style:display-name="Heading 3" style:family="paragraph" style:name="607">
      <style:text-properties fo:font-family="Arial" style:font-family-complex="Arial" fo:font-size="15pt"/>
      <style:paragraph-properties fo:margin-top="16pt" fo:margin-bottom="10pt"/>
    </style:style>
    <style:style style:parent-style-name="600" style:display-name="Heading 3 Char" style:family="text" style:name="608">
      <style:text-properties fo:font-family="Arial" style:font-family-complex="Arial" fo:font-size="15pt"/>
    </style:style>
    <style:style style:parent-style-name="602" style:display-name="Heading 4" style:family="paragraph" style:name="609">
      <style:text-properties fo:font-family="Arial" style:font-family-complex="Arial" fo:font-size="13pt" fo:font-weight="bold"/>
      <style:paragraph-properties fo:margin-top="16pt" fo:margin-bottom="10pt"/>
    </style:style>
    <style:style style:parent-style-name="600" style:display-name="Heading 4 Char" style:family="text" style:name="610">
      <style:text-properties fo:font-family="Arial" style:font-family-complex="Arial" fo:font-size="13pt" fo:font-weight="bold"/>
    </style:style>
    <style:style style:parent-style-name="602" style:display-name="Heading 5" style:family="paragraph" style:name="611">
      <style:text-properties fo:font-family="Arial" style:font-family-complex="Arial" fo:font-size="12pt" fo:font-weight="bold"/>
      <style:paragraph-properties fo:margin-top="16pt" fo:margin-bottom="10pt"/>
    </style:style>
    <style:style style:parent-style-name="600" style:display-name="Heading 5 Char" style:family="text" style:name="612">
      <style:text-properties fo:font-family="Arial" style:font-family-complex="Arial" fo:font-size="12pt" fo:font-weight="bold"/>
    </style:style>
    <style:style style:parent-style-name="602" style:display-name="Heading 6" style:family="paragraph" style:name="613">
      <style:text-properties fo:font-family="Arial" style:font-family-complex="Arial" fo:font-size="11pt" fo:font-weight="bold"/>
      <style:paragraph-properties fo:margin-top="16pt" fo:margin-bottom="10pt"/>
    </style:style>
    <style:style style:parent-style-name="600" style:display-name="Heading 6 Char" style:family="text" style:name="614">
      <style:text-properties fo:font-family="Arial" style:font-family-complex="Arial" fo:font-size="11pt" fo:font-weight="bold"/>
    </style:style>
    <style:style style:parent-style-name="602" style:display-name="Heading 7" style:family="paragraph" style:name="61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0" style:display-name="Heading 7 Char" style:family="text" style:name="616">
      <style:text-properties fo:font-family="Arial" style:font-family-complex="Arial" fo:font-size="11pt" fo:font-style="italic" fo:font-weight="bold"/>
    </style:style>
    <style:style style:parent-style-name="602" style:display-name="Heading 8" style:family="paragraph" style:name="617">
      <style:text-properties fo:font-family="Arial" style:font-family-complex="Arial" fo:font-size="11pt" fo:font-style="italic"/>
      <style:paragraph-properties fo:margin-top="16pt" fo:margin-bottom="10pt"/>
    </style:style>
    <style:style style:parent-style-name="600" style:display-name="Heading 8 Char" style:family="text" style:name="618">
      <style:text-properties fo:font-family="Arial" style:font-family-complex="Arial" fo:font-size="11pt" fo:font-style="italic"/>
    </style:style>
    <style:style style:parent-style-name="602" style:display-name="Heading 9" style:family="paragraph" style:name="619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0" style:display-name="Heading 9 Char" style:family="text" style:name="620">
      <style:text-properties fo:font-family="Arial" style:font-family-complex="Arial" fo:font-size="10.5pt" fo:font-style="italic"/>
    </style:style>
    <style:style style:parent-style-name="602" style:display-name="List Paragraph" style:family="paragraph" style:name="621">
      <style:paragraph-properties fo:margin-left="1.27cm" fo:margin-right="0cm" fo:text-indent="0cm"/>
    </style:style>
    <style:style style:parent-style-name="600" style:display-name="No Spacing" style:family="paragraph" style:name="622">
      <style:paragraph-properties fo:line-height="100%" fo:margin-top="0pt" fo:margin-bottom="0pt"/>
    </style:style>
    <style:style style:parent-style-name="602" style:display-name="Title" style:family="paragraph" style:name="623">
      <style:text-properties fo:font-size="24pt"/>
      <style:paragraph-properties fo:margin-top="15pt" fo:margin-bottom="10pt"/>
    </style:style>
    <style:style style:parent-style-name="600" style:display-name="Title Char" style:family="text" style:name="624">
      <style:text-properties fo:font-size="24pt"/>
    </style:style>
    <style:style style:parent-style-name="602" style:display-name="Subtitle" style:family="paragraph" style:name="625">
      <style:text-properties fo:font-size="12pt"/>
      <style:paragraph-properties fo:margin-top="10pt" fo:margin-bottom="10pt"/>
    </style:style>
    <style:style style:parent-style-name="600" style:display-name="Subtitle Char" style:family="text" style:name="626">
      <style:text-properties fo:font-size="12pt"/>
    </style:style>
    <style:style style:parent-style-name="602" style:display-name="Quote" style:family="paragraph" style:name="627">
      <style:text-properties fo:font-style="italic"/>
      <style:paragraph-properties fo:margin-left="1.27cm" fo:margin-right="1.27cm" fo:text-indent="0cm"/>
    </style:style>
    <style:style style:parent-style-name="600" style:display-name="Quote Char" style:family="text" style:name="628">
      <style:text-properties fo:font-style="italic"/>
    </style:style>
    <style:style style:parent-style-name="602" style:display-name="Intense Quote" style:family="paragraph" style:name="629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0" style:display-name="Intense Quote Char" style:family="text" style:name="630">
      <style:text-properties fo:font-style="italic"/>
    </style:style>
    <style:style style:parent-style-name="602" style:display-name="Header" style:family="paragraph" style:name="63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0" style:display-name="Header Char" style:family="text" style:name="632"/>
    <style:style style:parent-style-name="602" style:display-name="Footer" style:family="paragraph" style:name="63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0" style:display-name="Footer Char" style:family="text" style:name="634"/>
    <style:style style:parent-style-name="602" style:display-name="Caption" style:family="paragraph" style:name="635">
      <style:text-properties fo:color="#4f81bd" fo:font-size="9pt" fo:font-weight="bold"/>
      <style:paragraph-properties fo:line-height="115%"/>
    </style:style>
    <style:style style:parent-style-name="600" style:display-name="Caption Char" style:family="text" style:name="636"/>
    <style:style style:parent-style-name="600" style:display-name="Hyperlink" style:family="text" style:name="637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0" style:display-name="Internet link" style:family="text" style:name="638">
      <style:text-properties fo:color="#0000ff" style:text-underline-type="single" style:text-underline-style="solid" style:text-underline-width="auto" style:text-underline-color="font-color"/>
    </style:style>
    <style:style style:parent-style-name="602" style:display-name="footnote text" style:family="paragraph" style:name="639">
      <style:text-properties fo:font-size="9pt"/>
      <style:paragraph-properties fo:line-height="100%" fo:margin-bottom="2pt"/>
    </style:style>
    <style:style style:parent-style-name="600" style:display-name="Footnote Text Char" style:family="text" style:name="640">
      <style:text-properties fo:font-size="9pt"/>
    </style:style>
    <style:style style:parent-style-name="600" style:display-name="footnote reference" style:family="text" style:name="641">
      <style:text-properties style:text-position="super 58%"/>
    </style:style>
    <style:style style:parent-style-name="602" style:display-name="endnote text" style:family="paragraph" style:name="642">
      <style:text-properties fo:font-size="10pt"/>
      <style:paragraph-properties fo:line-height="100%" fo:margin-bottom="0pt"/>
    </style:style>
    <style:style style:parent-style-name="600" style:display-name="Endnote Text Char" style:family="text" style:name="643">
      <style:text-properties fo:font-size="10pt"/>
    </style:style>
    <style:style style:parent-style-name="600" style:display-name="endnote reference" style:family="text" style:name="644">
      <style:text-properties style:text-position="super 58%"/>
    </style:style>
    <style:style style:parent-style-name="602" style:display-name="toc 1" style:family="paragraph" style:name="645">
      <style:paragraph-properties fo:margin-left="0cm" fo:margin-right="0cm" fo:text-indent="0cm" fo:margin-bottom="2.85pt"/>
    </style:style>
    <style:style style:parent-style-name="602" style:display-name="toc 2" style:family="paragraph" style:name="646">
      <style:paragraph-properties fo:margin-left="0.4992cm" fo:margin-right="0cm" fo:text-indent="0cm" fo:margin-bottom="2.85pt"/>
    </style:style>
    <style:style style:parent-style-name="602" style:display-name="toc 3" style:family="paragraph" style:name="647">
      <style:paragraph-properties fo:margin-left="1cm" fo:margin-right="0cm" fo:text-indent="0cm" fo:margin-bottom="2.85pt"/>
    </style:style>
    <style:style style:parent-style-name="602" style:display-name="toc 4" style:family="paragraph" style:name="648">
      <style:paragraph-properties fo:margin-left="1.499cm" fo:margin-right="0cm" fo:text-indent="0cm" fo:margin-bottom="2.85pt"/>
    </style:style>
    <style:style style:parent-style-name="602" style:display-name="toc 5" style:family="paragraph" style:name="649">
      <style:paragraph-properties fo:margin-left="2cm" fo:margin-right="0cm" fo:text-indent="0cm" fo:margin-bottom="2.85pt"/>
    </style:style>
    <style:style style:parent-style-name="602" style:display-name="toc 6" style:family="paragraph" style:name="650">
      <style:paragraph-properties fo:margin-left="2.5cm" fo:margin-right="0cm" fo:text-indent="0cm" fo:margin-bottom="2.85pt"/>
    </style:style>
    <style:style style:parent-style-name="602" style:display-name="toc 7" style:family="paragraph" style:name="651">
      <style:paragraph-properties fo:margin-left="3.001cm" fo:margin-right="0cm" fo:text-indent="0cm" fo:margin-bottom="2.85pt"/>
    </style:style>
    <style:style style:parent-style-name="602" style:display-name="toc 8" style:family="paragraph" style:name="652">
      <style:paragraph-properties fo:margin-left="3.5cm" fo:margin-right="0cm" fo:text-indent="0cm" fo:margin-bottom="2.85pt"/>
    </style:style>
    <style:style style:parent-style-name="602" style:display-name="toc 9" style:family="paragraph" style:name="653">
      <style:paragraph-properties fo:margin-left="4.001cm" fo:margin-right="0cm" fo:text-indent="0cm" fo:margin-bottom="2.85pt"/>
    </style:style>
    <style:style style:parent-style-name="600" style:display-name="TOC Heading" style:family="paragraph" style:name="654"/>
    <style:style style:parent-style-name="602" style:display-name="table of figures" style:family="paragraph" style:name="655">
      <style:paragraph-properties fo:margin-bottom="0pt"/>
    </style:style>
    <style:style style:display-name="DStyle_paragraph" style:family="paragraph" style:name="656">
      <style:text-properties fo:color="#000000" fo:font-family="Liberation Serif" style:font-family-complex="Liberation Serif" fo:font-size="12pt" fo:language="en" fo:country="US"/>
    </style:style>
    <style:style style:parent-style-name="656" style:display-name="Standard" style:family="paragraph" style:name="657"/>
    <style:style style:parent-style-name="657" style:display-name="Table Contents" style:family="paragraph" style:name="658"/>
    <style:style style:parent-style-name="658" style:display-name="Table Heading" style:family="paragraph" style:name="659">
      <style:text-properties fo:font-weight="bold"/>
      <style:paragraph-properties fo:text-align="center"/>
    </style:style>
    <style:style style:parent-style-name="656" style:display-name="Strong Emphasis" style:family="text" style:name="660">
      <style:text-properties fo:font-weight="bold"/>
    </style:style>
    <style:style style:class="default" style:display-name="Default Paragraph Font" style:family="text" style:name="66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